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419df" officeooo:paragraph-rsid="001419df"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4pt" fo:font-weight="normal" officeooo:rsid="001419df" officeooo:paragraph-rsid="001419df"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61403" officeooo:paragraph-rsid="00161403"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7b792" officeooo:paragraph-rsid="0017b792"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86cd0" officeooo:paragraph-rsid="00186cd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bold" officeooo:rsid="00161403" officeooo:paragraph-rsid="00161403"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7b792" officeooo:paragraph-rsid="0017b792"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86cd0" officeooo:paragraph-rsid="00186cd0" style:font-size-asian="12.25pt" style:font-weight-asian="bold" style:font-size-complex="14pt" style:font-weight-complex="bold"/>
    </style:style>
    <style:style style:name="P9" style:family="paragraph" style:parent-style-name="Standard">
      <style:paragraph-properties fo:text-align="center" style:justify-single-word="false"/>
      <style:text-properties officeooo:paragraph-rsid="001419df"/>
    </style:style>
    <style:style style:name="T1" style:family="text">
      <style:text-properties officeooo:rsid="00161403"/>
    </style:style>
    <style:style style:name="T2" style:family="text">
      <style:text-properties officeooo:rsid="0017d606"/>
    </style:style>
    <style:style style:name="T3" style:family="text">
      <style:text-properties officeooo:rsid="00180d88"/>
    </style:style>
    <style:style style:name="T4" style:family="text">
      <style:text-properties officeooo:rsid="001afd4b"/>
    </style:style>
    <style:style style:name="T5" style:family="text">
      <style:text-properties fo:font-size="24pt" fo:font-weight="bold" officeooo:rsid="001419df" style:font-size-asian="21pt" style:font-weight-asian="bold" style:font-size-complex="24pt" style:font-weight-complex="bold"/>
    </style:style>
    <style:style style:name="T6" style:family="text">
      <style:text-properties fo:font-size="24pt" fo:font-weight="bold" officeooo:rsid="001afd4b" style:font-size-asian="21pt" style:font-weight-asian="bold" style:font-size-complex="2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5">Travis, </text:span><text:span text:style-name="T6">Déploiements</text:span></text:p>
      <text:p text:style-name="P1"/>
      <text:p text:style-name="P3">Avec travis, nous allons pouvoir effectuer des tests unitaire, des tests d’intégrations, créer les images dockers et mettre à jour les conteneurs. Tous les scripts nécessaires se trouvent dans le dossier source/travis_script et c’est le fichier .travis.yaml qui configure la machine virtuelle de travis.</text:p>
      <text:p text:style-name="P3"/>
      <text:p text:style-name="P6">Test unitaires</text:p>
      <text:p text:style-name="P4">On lancera tous les tests unitaires grâce à un script qui leur fera appel un par un. Pour la base de donnée de test, on installera postgresql et ce seront les scripts qui se chargeront de les remplir avec des données tests. Ces tests se feront sur le programme et non sur des containers docker.</text:p>
      <text:p text:style-name="P4"/>
      <text:p text:style-name="P7">Test d’intégration</text:p>
      <text:p text:style-name="P4">Si tous les tests passent, <text:span text:style-name="T2">on passera aux tests d’intégrations. Dans ces cas-là, on construit les images dockers afin de faire les tests dessus. </text:span><text:span text:style-name="T3">De la même manière que les tests unitaires, on laissera les scripts remplir les données de tests en n’oubliant à chaque étape d’effacer les données précédantes.</text:span></text:p>
      <text:p text:style-name="P4"/>
      <text:p text:style-name="P8">Déploiement</text:p>
      <text:p text:style-name="P5">Quand tous les tests auront réussis, nous recréerons des images dockers avec les bon nom afin des les envoyer sur docker hub. Les informations secrètes seront cachés par Travis afin de permettre les différentes connexions.</text:p>
      <text:p text:style-name="P5">Après avoir envoyé les images, nous allons nous connecter aux différentes machines hôtes afin de mettre à jours les images. Pour cela, nous nous connecterons par ssh en utilisant les clés privés se trouvant dans le dossier travis_script/keywords. Par contre, ces clés sont cryptés par un mot de passe grâce à ccrypt, AES 256. Le décryptage se fera dans travis. Tous les autres scripts nécessaires aux déploiements sont dans travis_script/travis_deploy.</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22:18:51.952399041</meta:creation-date>
    <dc:date>2022-03-24T23:26:14.853481953</dc:date>
    <meta:editing-duration>PT1H7M18S</meta:editing-duration>
    <meta:editing-cycles>7</meta:editing-cycles>
    <meta:generator>LibreOffice/6.4.7.2$Linux_X86_64 LibreOffice_project/40$Build-2</meta:generator>
    <meta:document-statistic meta:table-count="0" meta:image-count="0" meta:object-count="0" meta:page-count="1" meta:paragraph-count="9" meta:word-count="261" meta:character-count="1639" meta:non-whitespace-character-count="1387"/>
  </office:meta>
</office:document-meta>
</file>